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7">
      <style:paragraph-properties fo:padding="0.0193in" fo:border="0.0008in solid #d9d9e3"/>
    </style:style>
    <style:style style:name="P9" style:family="paragraph" style:parent-style-name="Text_20_body" style:list-style-name="L1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6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здание полноценного учебника по разработке плагинов для WordPress требует обширного и систематического подхода. Вот структура, которая может охватить все ключевые темы и разделы:</text:p>
      <text:h text:style-name="P16" text:outline-level="3">Часть 1: Введение в WordPress и плагины</text:h>
      <text:list xml:id="list591992616700123851" text:style-name="L1">
        <text:list-item>
          <text:p text:style-name="P2"><text:span text:style-name="Strong_20_Emphasis">Основы WordPress:</text:span></text:p>
          <text:list>
            <text:list-item>
              <text:p text:style-name="P9">Обзор структуры и особенностей CMS.</text:p>
            </text:list-item>
            <text:list-item>
              <text:p text:style-name="P9">Архитектура WordPress: файловая структура, база данных и API.</text:p>
            </text:list-item>
          </text:list>
        </text:list-item>
        <text:list-item>
          <text:p text:style-name="P2"><text:span text:style-name="Strong_20_Emphasis">Понимание плагинов:</text:span></text:p>
          <text:list>
            <text:list-item>
              <text:p text:style-name="P9">Что такое плагины и как они взаимодействуют с WordPress.</text:p>
            </text:list-item>
            <text:list-item>
              <text:p text:style-name="P2">Преимущества разработки плагинов для расширения функциональности сайта.</text:p>
            </text:list-item>
          </text:list>
        </text:list-item>
      </text:list>
      <text:h text:style-name="P16" text:outline-level="3">Часть 2: Начало разработки плагина</text:h>
      <text:list xml:id="list3663247378930078749" text:style-name="L2">
        <text:list-item>
          <text:p text:style-name="P3"><text:span text:style-name="Strong_20_Emphasis">Настройка окружения разработки:</text:span></text:p>
          <text:list>
            <text:list-item>
              <text:p text:style-name="P10">Установка локального сервера и WordPress.</text:p>
            </text:list-item>
            <text:list-item>
              <text:p text:style-name="P10">Настройка среды разработки и использование инструментов.</text:p>
            </text:list-item>
          </text:list>
        </text:list-item>
        <text:list-item>
          <text:p text:style-name="P3"><text:span text:style-name="Strong_20_Emphasis">Структура плагина:</text:span></text:p>
          <text:list>
            <text:list-item>
              <text:p text:style-name="P10">Основные файлы и папки.</text:p>
            </text:list-item>
            <text:list-item>
              <text:p text:style-name="P3">Создание базовой структуры плагина.</text:p>
            </text:list-item>
          </text:list>
        </text:list-item>
      </text:list>
      <text:h text:style-name="P16" text:outline-level="3">Часть 3: Основы разработки плагина</text:h>
      <text:list xml:id="list8242729158643036164" text:style-name="L3">
        <text:list-item>
          <text:p text:style-name="P4"><text:span text:style-name="Strong_20_Emphasis">Хуки и фильтры:</text:span></text:p>
          <text:list>
            <text:list-item>
              <text:p text:style-name="P11">Работа с хуками и фильтрами WordPress.</text:p>
            </text:list-item>
            <text:list-item>
              <text:p text:style-name="P11">Создание своих хуков и использование стандартных.</text:p>
            </text:list-item>
          </text:list>
        </text:list-item>
        <text:list-item>
          <text:p text:style-name="P4"><text:span text:style-name="Strong_20_Emphasis">Метабоксы и настройки плагина:</text:span></text:p>
          <text:list>
            <text:list-item>
              <text:p text:style-name="P11">Создание пользовательского интерфейса для админ-панели.</text:p>
            </text:list-item>
            <text:list-item>
              <text:p text:style-name="P4">Сохранение и чтение данных.</text:p>
            </text:list-item>
          </text:list>
        </text:list-item>
      </text:list>
      <text:h text:style-name="P16" text:outline-level="3">Часть 4: Расширенные возможности плагинов</text:h>
      <text:list xml:id="list6050834815047741120" text:style-name="L4">
        <text:list-item>
          <text:p text:style-name="P5"><text:span text:style-name="Strong_20_Emphasis">Таксономии и типы записей:</text:span></text:p>
          <text:list>
            <text:list-item>
              <text:p text:style-name="P12">Создание пользовательских типов записей.</text:p>
            </text:list-item>
            <text:list-item>
              <text:p text:style-name="P12">Работа с таксономиями и кастомными полями.</text:p>
            </text:list-item>
          </text:list>
        </text:list-item>
        <text:list-item>
          <text:p text:style-name="P5"><text:span text:style-name="Strong_20_Emphasis">Ajax и REST API:</text:span></text:p>
          <text:list>
            <text:list-item>
              <text:p text:style-name="P12">Работа с асинхронными запросами.</text:p>
            </text:list-item>
            <text:list-item>
              <text:p text:style-name="P5">Использование REST API для взаимодействия с WordPress.</text:p>
            </text:list-item>
          </text:list>
        </text:list-item>
      </text:list>
      <text:h text:style-name="P16" text:outline-level="3">Часть 5: Оптимизация и безопасность</text:h>
      <text:list xml:id="list1213386623947544013" text:style-name="L5">
        <text:list-item>
          <text:p text:style-name="P6"><text:span text:style-name="Strong_20_Emphasis">Оптимизация производительности:</text:span></text:p>
          <text:list>
            <text:list-item>
              <text:p text:style-name="P13"><text:soft-page-break/>Кеширование и улучшение скорости работы.</text:p>
            </text:list-item>
            <text:list-item>
              <text:p text:style-name="P13">Лучшие практики для оптимизации плагина.</text:p>
            </text:list-item>
          </text:list>
        </text:list-item>
        <text:list-item>
          <text:p text:style-name="P6"><text:span text:style-name="Strong_20_Emphasis">Безопасность плагина:</text:span></text:p>
          <text:list>
            <text:list-item>
              <text:p text:style-name="P13">Защита от атак и уязвимостей.</text:p>
            </text:list-item>
            <text:list-item>
              <text:p text:style-name="P6">Рекомендации по обеспечению безопасности плагина.</text:p>
            </text:list-item>
          </text:list>
        </text:list-item>
      </text:list>
      <text:h text:style-name="P16" text:outline-level="3">Часть 6: Публикация и поддержка плагина</text:h>
      <text:list xml:id="list8754346148137540879" text:style-name="L6">
        <text:list-item>
          <text:p text:style-name="P7"><text:span text:style-name="Strong_20_Emphasis">Тестирование и отладка:</text:span></text:p>
          <text:list>
            <text:list-item>
              <text:p text:style-name="P14">Методы тестирования функциональности плагина.</text:p>
            </text:list-item>
            <text:list-item>
              <text:p text:style-name="P14">Отладка ошибок и их исправление.</text:p>
            </text:list-item>
          </text:list>
        </text:list-item>
        <text:list-item>
          <text:p text:style-name="P7"><text:span text:style-name="Strong_20_Emphasis">Документация и поддержка:</text:span></text:p>
          <text:list>
            <text:list-item>
              <text:p text:style-name="P14">Создание документации для плагина.</text:p>
            </text:list-item>
            <text:list-item>
              <text:p text:style-name="P7">Поддержка пользователей и обратная связь.</text:p>
            </text:list-item>
          </text:list>
        </text:list-item>
      </text:list>
      <text:h text:style-name="P16" text:outline-level="3">Часть 7: Дополнительные материалы</text:h>
      <text:list xml:id="list1415104556607535146" text:style-name="L7">
        <text:list-item>
          <text:p text:style-name="P8"><text:span text:style-name="Strong_20_Emphasis">Расширенные темы:</text:span></text:p>
          <text:list>
            <text:list-item>
              <text:p text:style-name="P15">Работа с мультисайтами.</text:p>
            </text:list-item>
            <text:list-item>
              <text:p text:style-name="P15">Интеграция с другими плагинами.</text:p>
            </text:list-item>
          </text:list>
        </text:list-item>
        <text:list-item>
          <text:p text:style-name="P8"><text:span text:style-name="Strong_20_Emphasis">Улучшение пользовательского опыта:</text:span></text:p>
          <text:list>
            <text:list-item>
              <text:p text:style-name="P15">Разработка адаптивного интерфейса.</text:p>
            </text:list-item>
            <text:list-item>
              <text:p text:style-name="P15">Оптимизация для SEO и удобства использования.</text:p>
            </text:list-item>
          </text:list>
        </text:list-item>
        <text:list-item>
          <text:p text:style-name="P8"><text:span text:style-name="Strong_20_Emphasis">Монетизация плагина:</text:span></text:p>
          <text:list>
            <text:list-item>
              <text:p text:style-name="P8">Модели монетизации и коммерческие аспекты плагинов.</text:p>
            </text:list-item>
          </text:list>
        </text:list-item>
      </text:list>
      <text:p text:style-name="P1">Это основная структура, которая может быть использована для создания учебника по разработке плагинов для WordPress. Каждая глава может включать теоретические концепции, примеры кода, практические упражнения и рекомендации по лучшим практикам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2:21:21.33</dc:date>
    <meta:document-statistic meta:table-count="0" meta:image-count="0" meta:object-count="0" meta:page-count="2" meta:paragraph-count="53" meta:word-count="325" meta:character-count="2294"/>
    <dc:creator>Dima Wide</dc:creator>
    <meta:user-defined meta:name="Info 1"/>
    <meta:user-defined meta:name="Info 2"/>
    <meta:user-defined meta:name="Info 3"/>
    <meta:user-defined meta:name="Info 4"/>
  </office:meta>
</office:document-meta>
</file>